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897" officeooo:paragraph-rsid="001f8897"/>
    </style:style>
    <style:style style:name="T1" style:family="text">
      <style:text-properties officeooo:rsid="00210742"/>
    </style:style>
    <style:style style:name="T2" style:family="text">
      <style:text-properties officeooo:rsid="00223017"/>
    </style:style>
    <style:style style:name="T3" style:family="text">
      <style:text-properties officeooo:rsid="002337c6"/>
    </style:style>
    <style:style style:name="T4" style:family="text">
      <style:text-properties officeooo:rsid="0023417d"/>
    </style:style>
    <style:style style:name="T5" style:family="text">
      <style:text-properties officeooo:rsid="00237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mots à apprendre absolument par cœur !!!</text:p>
      <text:p text:style-name="P1"/>
      <text:p text:style-name="P1">Verbes : <text:s text:c="25"/></text:p>
      <text:p text:style-name="P1"/>
      <text:p text:style-name="P1">infinitif français <text:s text:c="11"/>infinitif anglais <text:s text:c="8"/>base verbale <text:s text:c="3"/>forme passée (prétérit) <text:s text:c="4"/>participe passé <text:s text:c="2"/></text:p>
      <text:p text:style-name="P1">Etre : <text:s text:c="37"/>to be <text:s text:c="21"/>be <text:s text:c="20"/><text:span text:style-name="T2">was/were <text:s text:c="23"/>been</text:span></text:p>
      <text:p text:style-name="P1">Avoir : <text:s text:c="34"/>to have <text:s text:c="16"/>have <text:s text:c="19"/><text:span text:style-name="T2">had <text:s text:c="31"/>had</text:span></text:p>
      <text:p text:style-name="P1">Apprendre : <text:s text:c="26"/>to learn <text:s text:c="16"/>learn <text:s text:c="17"/><text:span text:style-name="T3">learned <text:s text:c="26"/>learned </text:span></text:p>
      <text:p text:style-name="P1">Aimer : <text:s text:c="33"/>to love <text:s text:c="17"/>love <text:s text:c="18"/><text:span text:style-name="T3">loved <text:s text:c="29"/>loved</text:span> <text:s text:c="9"/></text:p>
      <text:p text:style-name="P1">Vouloir : <text:s text:c="31"/>to want <text:s text:c="16"/>want <text:s text:c="17"/><text:span text:style-name="T3">wanted <text:s text:c="26"/>wanted</text:span></text:p>
      <text:p text:style-name="P1">Ecouter : <text:s text:c="30"/><text:span text:style-name="T1">to listen <text:s text:c="15"/>listen <text:s text:c="16"/>listened <text:s text:c="25"/>listened</text:span></text:p>
      <text:p text:style-name="P1">Entendre : <text:s text:c="28"/><text:span text:style-name="T1">to hear <text:s text:c="17"/>hear <text:s text:c="17"/>heard <text:s text:c="29"/>heard <text:s/></text:span></text:p>
      <text:p text:style-name="P1">Voir : <text:s text:c="35"/><text:span text:style-name="T1">to see <text:s text:c="19"/>see <text:s text:c="19"/>saw <text:s text:c="32"/>seen</text:span></text:p>
      <text:p text:style-name="P1">Regarder : <text:s text:c="27"/><text:span text:style-name="T1">to look <text:s text:c="17"/>look</text:span> <text:s text:c="17"/><text:span text:style-name="T3">looked <text:s text:c="27"/>looked</text:span></text:p>
      <text:p text:style-name="P1">Penser : <text:s text:c="32"/><text:span text:style-name="T1">to think <text:s text:c="14"/>think <text:s text:c="16"/>thought <text:s text:c="26"/>thought</text:span></text:p>
      <text:p text:style-name="P1">Dire : <text:s text:c="35"/><text:span text:style-name="T1">to say <text:s text:c="18"/>say <text:s text:c="18"/>said <text:s text:c="32"/>said</text:span></text:p>
      <text:p text:style-name="P1">Dire/Raconter : <text:s text:c="19"/><text:span text:style-name="T1">to tell <text:s text:c="18"/>tell <text:s text:c="19"/>told <text:s text:c="32"/>told</text:span></text:p>
      <text:p text:style-name="P1">Avoir besoin de : <text:s text:c="16"/><text:span text:style-name="T1">to need <text:s text:c="16"/>need <text:s text:c="16"/>needed <text:s text:c="26"/>nedded <text:s text:c="23"/></text:span></text:p>
      <text:p text:style-name="P1">Ecrire : <text:s text:c="31"/><text:span text:style-name="T1">to write <text:s text:c="14"/>write <text:s text:c="17"/>wrote <text:s text:c="28"/>written</text:span></text:p>
      <text:p text:style-name="P1">Lire : <text:s text:c="34"/><text:span text:style-name="T1">to read <text:s text:c="16"/>read <text:s text:c="18"/>read <text:s text:c="30"/>read</text:span></text:p>
      <text:p text:style-name="P1">Savoir : <text:s text:c="29"/><text:span text:style-name="T1">to know <text:s text:c="14"/>know <text:s text:c="17"/>knew <text:s text:c="28"/>known <text:s text:c="2"/></text:span><text:s text:c="3"/></text:p>
      <text:p text:style-name="P1">Comprendre : <text:s text:c="19"/><text:span text:style-name="T1">to understand <text:s text:c="6"/>understand</text:span> <text:s text:c="7"/><text:span text:style-name="T4">understood <text:s text:c="19"/>understood</text:span> <text:s/></text:p>
      <text:p text:style-name="P1">Faire : <text:s text:c="31"/><text:span text:style-name="T1">to do <text:s text:c="20"/>do <text:s text:c="21"/>did <text:s text:c="31"/>done <text:s text:c="7"/></text:span></text:p>
      <text:p text:style-name="P1">Faire/Fabriquer : <text:s text:c="14"/><text:span text:style-name="T1">to make <text:s text:c="15"/>make <text:s text:c="15"/>made <text:s text:c="29"/>made</text:span></text:p>
      <text:p text:style-name="P1">Organiser : <text:s text:c="22"/><text:span text:style-name="T1">to <text:s/>organize <text:s text:c="10"/>organize <text:s text:c="10"/>organized <text:s text:c="22"/>organized</text:span></text:p>
      <text:p text:style-name="P1">Préparer : <text:s text:c="24"/><text:span text:style-name="T2">to prepare <text:s text:c="12"/>prepare <text:s text:c="12"/>prepared <text:s text:c="24"/>prepared</text:span></text:p>
      <text:p text:style-name="P1">Venir : <text:s text:c="28"/><text:span text:style-name="T2">to come <text:s text:c="16"/>come <text:s text:c="16"/>came <text:s text:c="29"/>come</text:span></text:p>
      <text:p text:style-name="P1">Aller : <text:s text:c="28"/><text:span text:style-name="T2">to go <text:s text:c="20"/>go</text:span> <text:s text:c="21"/><text:span text:style-name="T4">went <text:s text:c="29"/>gone</text:span></text:p>
      <text:p text:style-name="P1">Vérifier : <text:s text:c="23"/><text:span text:style-name="T2">to check <text:s text:c="16"/>check</text:span> <text:s text:c="16"/><text:span text:style-name="T5">checked <text:s text:c="23"/>checked</text:span></text:p>
      <text:p text:style-name="P1">Attendre : <text:s text:c="22"/><text:span text:style-name="T2">to wait <text:s text:c="18"/>wait <text:s text:c="19"/>waited <text:s text:c="25"/>waited <text:s text:c="18"/></text:span></text:p>
      <text:p text:style-name="P1">Appeler : <text:s text:c="23"/><text:span text:style-name="T2">to call <text:s text:c="18"/>call</text:span> <text:s text:c="21"/><text:span text:style-name="T5">called <text:s text:c="26"/>called</text:span> <text:s/></text:p>
      <text:p text:style-name="P1">Essayer : <text:s text:c="23"/><text:span text:style-name="T2">to try <text:s text:c="20"/>try <text:s text:c="21"/>tried <text:s text:c="28"/>tried <text:s text:c="2"/></text:span></text:p>
      <text:p text:style-name="P1">Oublier : <text:s text:c="23"/><text:span text:style-name="T2">to forget <text:s text:c="15"/>forget <text:s text:c="16"/>forgot <text:s text:c="25"/>forgot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07:25.004787778</meta:creation-date>
    <dc:date>2017-10-25T12:06:38.586624093</dc:date>
    <meta:editing-duration>PT5M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20" meta:character-count="3745" meta:non-whitespace-character-count="980"/>
  </office:meta>
</office:document-meta>
</file>